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none" draw:fill-color="#ffffff" draw:textarea-horizontal-align="left" draw:auto-grow-width="true" fo:min-height="0.411cm" fo:min-width="1.212cm" fo:padding-top="0cm" fo:padding-bottom="0cm" fo:padding-left="0cm" fo:padding-right="0cm"/>
      <style:paragraph-properties style:writing-mode="lr-tb"/>
    </style:style>
    <style:style style:name="gr2" style:family="graphic" style:parent-style-name="standard">
      <style:graphic-properties draw:stroke="none" draw:fill="none" draw:fill-color="#ffffff" draw:textarea-horizontal-align="left" draw:auto-grow-width="true" fo:min-height="0.411cm" fo:min-width="1.233cm" fo:padding-top="0cm" fo:padding-bottom="0cm" fo:padding-left="0cm" fo:padding-right="0cm"/>
      <style:paragraph-properties style:writing-mode="lr-tb"/>
    </style:style>
    <style:style style:name="gr3" style:family="graphic" style:parent-style-name="standard">
      <style:graphic-properties draw:stroke="none" draw:stroke-dash="Dashed_20__28_var_29__20_4" svg:stroke-width="0cm" draw:stroke-linejoin="none" svg:stroke-linecap="butt" draw:fill="solid" draw:fill-color="#02d35f"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0078ef" draw:textarea-horizontal-align="center" draw:textarea-vertical-align="middle"/>
    </style:style>
    <style:style style:name="gr5" style:family="graphic" style:parent-style-name="standard">
      <style:graphic-properties draw:stroke="solid" draw:stroke-dash="Dashed_20__28_var_29__20_4" svg:stroke-width="0.053cm" svg:stroke-color="#000000" draw:stroke-linejoin="round" svg:stroke-linecap="butt" draw:textarea-horizontal-align="center" draw:textarea-vertical-align="middle" fo:padding-top="0.151cm" fo:padding-bottom="0.151cm" fo:padding-left="0.276cm" fo:padding-right="0.276cm"/>
    </style:style>
    <style:style style:name="gr6"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7" style:family="graphic" style:parent-style-name="standard">
      <style:graphic-properties draw:stroke="none" draw:fill="none" draw:fill-color="#ffffff" draw:textarea-horizontal-align="left" draw:auto-grow-width="true" fo:min-height="0.411cm" fo:min-width="1.543cm" fo:padding-top="0cm" fo:padding-bottom="0cm" fo:padding-left="0cm" fo:padding-right="0cm"/>
      <style:paragraph-properties style:writing-mode="lr-tb"/>
    </style:style>
    <style:style style:name="gr8" style:family="graphic" style:parent-style-name="standard">
      <style:graphic-properties draw:stroke="none" draw:fill="none" draw:fill-color="#ffffff" draw:textarea-horizontal-align="left" draw:auto-grow-width="true" fo:min-height="0.411cm" fo:min-width="1.685cm" fo:padding-top="0cm" fo:padding-bottom="0cm" fo:padding-left="0cm" fo:padding-right="0cm"/>
      <style:paragraph-properties style:writing-mode="lr-tb"/>
    </style:style>
    <style:style style:name="gr9" style:family="graphic" style:parent-style-name="standard">
      <style:graphic-properties draw:stroke="none" draw:stroke-dash="Dashed_20__28_var_29__20_4" svg:stroke-width="0cm" svg:stroke-color="#000000" draw:stroke-linejoin="none" svg:stroke-linecap="butt" draw:fill="solid" draw:fill-color="#02d35f" draw:textarea-horizontal-align="center" draw:textarea-vertical-align="middle"/>
    </style:style>
    <style:style style:name="gr10" style:family="graphic" style:parent-style-name="standard">
      <style:graphic-properties draw:stroke="solid" draw:stroke-dash="Dashed_20__28_var_29__20_4" svg:stroke-width="0.053cm" svg:stroke-color="#01692f" draw:stroke-linejoin="miter" svg:stroke-linecap="butt" draw:fill="none" draw:fill-color="#02d35f" draw:textarea-horizontal-align="center" draw:textarea-vertical-align="middle" fo:padding-top="0.151cm" fo:padding-bottom="0.151cm" fo:padding-left="0.276cm" fo:padding-right="0.276cm"/>
    </style:style>
    <style:style style:name="gr11" style:family="graphic" style:parent-style-name="standard">
      <style:graphic-properties draw:stroke="none" draw:fill="none" draw:fill-color="#ffffff" draw:textarea-horizontal-align="left" draw:auto-grow-width="true" fo:min-height="0.274cm" fo:min-width="0.461cm" fo:padding-top="0cm" fo:padding-bottom="0cm" fo:padding-left="0cm" fo:padding-right="0cm"/>
      <style:paragraph-properties style:writing-mode="lr-tb"/>
    </style:style>
    <style:style style:name="gr12" style:family="graphic" style:parent-style-name="standard">
      <style:graphic-properties draw:stroke="none" draw:fill="none" draw:fill-color="#ffffff" draw:textarea-horizontal-align="left" draw:auto-grow-width="true" fo:min-height="0.274cm" fo:min-width="0.546cm" fo:padding-top="0cm" fo:padding-bottom="0cm" fo:padding-left="0cm" fo:padding-right="0cm"/>
      <style:paragraph-properties style:writing-mode="lr-tb"/>
    </style:style>
    <style:style style:name="gr13" style:family="graphic" style:parent-style-name="standard">
      <style:graphic-properties draw:stroke="solid" draw:stroke-dash="Dashed_20__28_var_29__20_4" svg:stroke-width="0.15cm" svg:stroke-color="#fd9a2b" draw:stroke-linejoin="round" svg:stroke-linecap="butt" draw:textarea-horizontal-align="center" draw:textarea-vertical-align="middle" fo:padding-top="0.2cm" fo:padding-bottom="0.2cm" fo:padding-left="0.325cm" fo:padding-right="0.325cm"/>
    </style:style>
    <style:style style:name="gr14" style:family="graphic" style:parent-style-name="standard">
      <style:graphic-properties draw:stroke="none" draw:stroke-dash="Dashed_20__28_var_29__20_4" svg:stroke-width="0cm" svg:stroke-color="#fd9a2b" draw:stroke-linejoin="none" svg:stroke-linecap="butt" draw:fill="solid" draw:fill-color="#fd9a2b" draw:textarea-horizontal-align="center" draw:textarea-vertical-align="middle"/>
    </style:style>
    <style:style style:name="gr15" style:family="graphic" style:parent-style-name="standard">
      <style:graphic-properties draw:stroke="none" draw:fill="none" draw:fill-color="#ffffff" draw:textarea-horizontal-align="left" draw:auto-grow-width="true" fo:min-height="0.411cm" fo:min-width="1.829cm" fo:padding-top="0cm" fo:padding-bottom="0cm" fo:padding-left="0cm" fo:padding-right="0cm"/>
      <style:paragraph-properties style:writing-mode="lr-tb"/>
    </style:style>
    <style:style style:name="gr16" style:family="graphic" style:parent-style-name="standard">
      <style:graphic-properties draw:stroke="solid" draw:stroke-dash="Dashed_20__28_var_29__20_4" svg:stroke-width="0.15cm" svg:stroke-color="#00c081" draw:stroke-linejoin="round" svg:stroke-linecap="butt" draw:textarea-horizontal-align="center" draw:textarea-vertical-align="middle" fo:padding-top="0.2cm" fo:padding-bottom="0.2cm" fo:padding-left="0.325cm" fo:padding-right="0.325cm"/>
    </style:style>
    <style:style style:name="gr17" style:family="graphic" style:parent-style-name="standard">
      <style:graphic-properties draw:stroke="none" draw:stroke-dash="Dashed_20__28_var_29__20_4" svg:stroke-width="0cm" svg:stroke-color="#00c081" draw:stroke-linejoin="none" svg:stroke-linecap="butt" draw:fill="solid" draw:fill-color="#00c081" draw:textarea-horizontal-align="center" draw:textarea-vertical-align="middle"/>
    </style:style>
    <style:style style:name="gr18" style:family="graphic" style:parent-style-name="standard">
      <style:graphic-properties draw:stroke="none" draw:fill="none" draw:fill-color="#ffffff" draw:textarea-horizontal-align="left" draw:auto-grow-width="true" fo:min-height="0.411cm" fo:min-width="2.035cm" fo:padding-top="0cm" fo:padding-bottom="0cm" fo:padding-left="0cm" fo:padding-right="0cm"/>
      <style:paragraph-properties style:writing-mode="lr-tb"/>
    </style:style>
    <style:style style:name="gr19" style:family="graphic" style:parent-style-name="standard">
      <style:graphic-properties draw:stroke="none" draw:fill="none" draw:fill-color="#ffffff" draw:textarea-horizontal-align="left" draw:auto-grow-width="true" fo:min-height="0.411cm" fo:min-width="1.253cm" fo:padding-top="0cm" fo:padding-bottom="0cm" fo:padding-left="0cm" fo:padding-right="0cm"/>
      <style:paragraph-properties style:writing-mode="lr-tb"/>
    </style:style>
    <style:style style:name="gr20" style:family="graphic" style:parent-style-name="standard">
      <style:graphic-properties draw:stroke="none" draw:stroke-dash="Dashed_20__28_var_29__20_4" svg:stroke-width="0cm" svg:stroke-color="#00c081" draw:stroke-linejoin="none" svg:stroke-linecap="butt" draw:fill="solid" draw:fill-color="#02d35f" draw:textarea-horizontal-align="center" draw:textarea-vertical-align="middle"/>
    </style:style>
    <style:style style:name="gr21" style:family="graphic" style:parent-style-name="standard">
      <style:graphic-properties draw:stroke="none" draw:stroke-dash="Dashed_20__28_var_29__20_4" svg:stroke-width="0cm" svg:stroke-color="#00c081" draw:stroke-linejoin="none" svg:stroke-linecap="butt" draw:fill="solid" draw:fill-color="#0078ef" draw:textarea-horizontal-align="center" draw:textarea-vertical-align="middle"/>
    </style:style>
    <style:style style:name="gr22" style:family="graphic" style:parent-style-name="standard">
      <style:graphic-properties draw:stroke="none" draw:fill="none" draw:fill-color="#ffffff" draw:textarea-horizontal-align="left" draw:auto-grow-width="true" fo:min-height="0.411cm" fo:min-width="1.904cm" fo:padding-top="0cm" fo:padding-bottom="0cm" fo:padding-left="0cm" fo:padding-right="0cm"/>
      <style:paragraph-properties style:writing-mode="lr-tb"/>
    </style:style>
    <style:style style:name="gr23" style:family="graphic" style:parent-style-name="standard">
      <style:graphic-properties draw:stroke="none" draw:fill="none" draw:fill-color="#ffffff" draw:textarea-horizontal-align="left" draw:auto-grow-width="true" fo:min-height="0.411cm" fo:min-width="2.444cm" fo:padding-top="0cm" fo:padding-bottom="0cm" fo:padding-left="0cm" fo:padding-right="0cm"/>
      <style:paragraph-properties style:writing-mode="lr-tb"/>
    </style:style>
    <style:style style:name="gr24" style:family="graphic" style:parent-style-name="standard">
      <style:graphic-properties draw:stroke="none" draw:fill="none" draw:fill-color="#ffffff" draw:textarea-horizontal-align="left" draw:auto-grow-width="true" fo:min-height="0.411cm" fo:min-width="0.711cm" fo:padding-top="0cm" fo:padding-bottom="0cm" fo:padding-left="0cm" fo:padding-right="0cm"/>
      <style:paragraph-properties style:writing-mode="lr-tb"/>
    </style:style>
    <style:style style:name="gr25" style:family="graphic" style:parent-style-name="standard">
      <style:graphic-properties draw:stroke="none" draw:fill="none" draw:fill-color="#ffffff" draw:textarea-horizontal-align="left" draw:auto-grow-width="true" fo:min-height="0.411cm" fo:min-width="0.759cm" fo:padding-top="0cm" fo:padding-bottom="0cm" fo:padding-left="0cm" fo:padding-right="0cm"/>
      <style:paragraph-properties style:writing-mode="lr-tb"/>
    </style:style>
    <style:style style:name="gr26" style:family="graphic" style:parent-style-name="standard">
      <style:graphic-properties draw:stroke="none" draw:fill="none" draw:fill-color="#ffffff" draw:textarea-horizontal-align="left" draw:auto-grow-width="true" fo:min-height="0.411cm" fo:min-width="1.006cm" fo:padding-top="0cm" fo:padding-bottom="0cm" fo:padding-left="0cm" fo:padding-right="0cm"/>
      <style:paragraph-properties style:writing-mode="lr-tb"/>
    </style:style>
    <style:style style:name="gr27" style:family="graphic" style:parent-style-name="standard">
      <style:graphic-properties draw:stroke="none" draw:fill="none" draw:fill-color="#ffffff" draw:textarea-horizontal-align="left" draw:auto-grow-width="true" fo:min-height="0.274cm" fo:min-width="0.368cm" fo:padding-top="0cm" fo:padding-bottom="0cm" fo:padding-left="0cm" fo:padding-right="0cm"/>
      <style:paragraph-properties style:writing-mode="lr-tb"/>
    </style:style>
    <style:style style:name="gr28" style:family="graphic" style:parent-style-name="standard">
      <style:graphic-properties draw:stroke="none" draw:stroke-dash="Dashed_20__28_var_29__20_4" svg:stroke-width="0cm" svg:stroke-color="#01692f" draw:stroke-linejoin="none" svg:stroke-linecap="butt" draw:fill="solid" draw:fill-color="#0007b0" draw:textarea-horizontal-align="center" draw:textarea-vertical-align="middle"/>
    </style:style>
    <style:style style:name="gr29" style:family="graphic" style:parent-style-name="standard">
      <style:graphic-properties draw:stroke="solid" draw:stroke-dash="Dashed_20__28_var_29__20_4" svg:stroke-width="0.028cm" svg:stroke-color="#0007b0" draw:stroke-linejoin="round" svg:stroke-linecap="butt" draw:fill="none" draw:fill-color="#0007b0" draw:textarea-horizontal-align="center" draw:textarea-vertical-align="middle" fo:padding-top="0.139cm" fo:padding-bottom="0.139cm" fo:padding-left="0.264cm" fo:padding-right="0.264cm"/>
    </style:style>
    <style:style style:name="gr30" style:family="graphic" style:parent-style-name="standard">
      <style:graphic-properties draw:stroke="none" draw:stroke-dash="Dashed_20__28_var_29__20_4" svg:stroke-width="0cm" svg:stroke-color="#0007b0" draw:stroke-linejoin="none" svg:stroke-linecap="butt" draw:fill="solid" draw:fill-color="#0007b0" draw:textarea-horizontal-align="center" draw:textarea-vertical-align="middle"/>
    </style:style>
    <style:style style:name="gr31" style:family="graphic" style:parent-style-name="standard">
      <style:graphic-properties draw:stroke="none" draw:fill="none" draw:fill-color="#ffffff" draw:textarea-horizontal-align="left" draw:auto-grow-width="true" fo:min-height="0.471cm" fo:min-width="1.149cm" fo:padding-top="0cm" fo:padding-bottom="0cm" fo:padding-left="0cm" fo:padding-right="0cm"/>
      <style:paragraph-properties style:writing-mode="lr-tb"/>
    </style:style>
    <style:style style:name="gr32" style:family="graphic" style:parent-style-name="standard">
      <style:graphic-properties draw:stroke="none" draw:fill="none" draw:fill-color="#ffffff" draw:textarea-horizontal-align="left" draw:auto-grow-width="true" fo:min-height="0.471cm" fo:min-width="0.867cm" fo:padding-top="0cm" fo:padding-bottom="0cm" fo:padding-left="0cm" fo:padding-right="0cm"/>
      <style:paragraph-properties style:writing-mode="lr-tb"/>
    </style:style>
    <style:style style:name="gr33" style:family="graphic" style:parent-style-name="standard">
      <style:graphic-properties draw:stroke="none" draw:fill="none" draw:fill-color="#ffffff" draw:textarea-horizontal-align="left" draw:auto-grow-width="true" fo:min-height="0.471cm" fo:min-width="1.172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auto-grow-width="true" fo:min-height="0.471cm" fo:min-width="0.813cm" fo:padding-top="0cm" fo:padding-bottom="0cm" fo:padding-left="0cm" fo:padding-right="0cm"/>
      <style:paragraph-properties style:writing-mode="lr-tb"/>
    </style:style>
    <style:style style:name="gr35" style:family="graphic" style:parent-style-name="standard">
      <style:graphic-properties draw:stroke="none" draw:stroke-dash="Dashed_20__28_var_29__20_4" svg:stroke-width="0cm" svg:stroke-color="#0007b0" draw:stroke-linejoin="none" svg:stroke-linecap="butt" draw:fill="solid" draw:fill-color="#02d35f" draw:textarea-horizontal-align="center" draw:textarea-vertical-align="middle"/>
    </style:style>
    <style:style style:name="gr36" style:family="graphic" style:parent-style-name="standard">
      <style:graphic-properties draw:stroke="none" draw:stroke-dash="Dashed_20__28_var_29__20_4" svg:stroke-width="0cm" svg:stroke-color="#0007b0" draw:stroke-linejoin="none" svg:stroke-linecap="butt" draw:fill="solid" draw:fill-color="#0078ef" draw:textarea-horizontal-align="center" draw:textarea-vertical-align="middle"/>
    </style:style>
    <style:style style:name="gr37" style:family="graphic" style:parent-style-name="standard">
      <style:graphic-properties draw:stroke="none" draw:fill="none" draw:fill-color="#ffffff" draw:textarea-horizontal-align="left" draw:auto-grow-width="true" fo:min-height="0.411cm" fo:min-width="2.919cm" fo:padding-top="0cm" fo:padding-bottom="0cm" fo:padding-left="0cm" fo:padding-right="0cm"/>
      <style:paragraph-properties style:writing-mode="lr-tb"/>
    </style:style>
    <style:style style:name="gr38" style:family="graphic" style:parent-style-name="standard">
      <style:graphic-properties draw:stroke="none" draw:fill="none" draw:fill-color="#ffffff" draw:textarea-horizontal-align="left" draw:auto-grow-width="true" fo:min-height="0.411cm" fo:min-width="0.739cm" fo:padding-top="0cm" fo:padding-bottom="0cm" fo:padding-left="0cm" fo:padding-right="0cm"/>
      <style:paragraph-properties style:writing-mode="lr-tb"/>
    </style:style>
    <style:style style:name="gr39" style:family="graphic" style:parent-style-name="standard">
      <style:graphic-properties draw:stroke="none" draw:fill="none" draw:fill-color="#ffffff" draw:textarea-horizontal-align="left" draw:auto-grow-width="true" fo:min-height="0.471cm" fo:min-width="0.844cm" fo:padding-top="0cm" fo:padding-bottom="0cm" fo:padding-left="0cm" fo:padding-right="0cm"/>
      <style:paragraph-properties style:writing-mode="lr-tb"/>
    </style:style>
    <style:style style:name="gr40" style:family="graphic" style:parent-style-name="standard">
      <style:graphic-properties draw:stroke="none" draw:fill="none" draw:fill-color="#ffffff" draw:textarea-horizontal-align="left" draw:auto-grow-width="true" fo:min-height="0.411cm" fo:min-width="1.273cm" fo:padding-top="0cm" fo:padding-bottom="0cm" fo:padding-left="0cm" fo:padding-right="0cm"/>
      <style:paragraph-properties style:writing-mode="lr-tb"/>
    </style:style>
    <style:style style:name="gr41" style:family="graphic" style:parent-style-name="standard">
      <style:graphic-properties draw:stroke="solid" draw:stroke-dash="Dashed_20__28_var_29__20_4" svg:stroke-width="0.053cm" svg:stroke-color="#01692f" draw:stroke-linejoin="miter" svg:stroke-linecap="butt" draw:fill="solid" draw:fill-color="#02d35f" draw:textarea-horizontal-align="center" draw:textarea-vertical-align="middle" fo:padding-top="0.151cm" fo:padding-bottom="0.151cm" fo:padding-left="0.276cm" fo:padding-right="0.276cm"/>
    </style:style>
    <style:style style:name="gr42" style:family="graphic" style:parent-style-name="standard">
      <style:graphic-properties draw:stroke="solid" draw:stroke-dash="Dashed_20__28_var_29__20_4" svg:stroke-width="0.028cm" svg:stroke-color="#0007b0" draw:stroke-linejoin="round" svg:stroke-linecap="butt" draw:fill="solid" draw:fill-color="#0007b0" draw:textarea-horizontal-align="center" draw:textarea-vertical-align="middle" fo:padding-top="0.139cm" fo:padding-bottom="0.139cm" fo:padding-left="0.264cm" fo:padding-right="0.264cm"/>
    </style:style>
    <style:style style:name="P1" style:family="paragraph">
      <style:text-properties fo:color="#000000" style:text-outline="false" style:text-line-through-style="none" style:text-line-through-type="none" style:font-name="Arial" fo:font-size="10.5pt" fo:font-style="normal" fo:text-shadow="none" style:text-underline-style="none" fo:font-weight="normal" style:text-underline-mode="continuous" style:text-overline-mode="continuous" style:text-line-through-mode="continuous" style:font-name-asian="Arial" style:font-size-asian="10.5pt" style:font-name-complex="Arial" style:font-size-complex="10.5pt" style:text-scale="100%" style:text-overline-style="none" style:text-overline-color="font-color"/>
    </style:style>
    <style:style style:name="P2" style:family="paragraph">
      <loext:graphic-properties draw:fill="none" draw:fill-color="#ffffff"/>
      <style:text-properties fo:color="#000000" style:text-outline="false" style:text-line-through-style="none" style:text-line-through-type="none" style:font-name="Arial" fo:font-size="10.5pt" fo:font-style="normal" fo:text-shadow="none" style:text-underline-style="none" fo:font-weight="normal" style:text-underline-mode="continuous" style:text-overline-mode="continuous" style:text-line-through-mode="continuous" style:font-name-asian="Arial" style:font-size-asian="10.5pt" style:font-name-complex="Arial" style:font-size-complex="10.5pt" style:text-scale="100%" style:text-overline-style="none" style:text-overline-color="font-color"/>
    </style:style>
    <style:style style:name="P3" style:family="paragraph">
      <loext:graphic-properties draw:fill="solid" draw:fill-color="#02d35f"/>
      <style:paragraph-properties fo:text-align="center"/>
    </style:style>
    <style:style style:name="P4" style:family="paragraph">
      <loext:graphic-properties draw:fill="solid" draw:fill-color="#0078ef"/>
      <style:paragraph-properties fo:text-align="center"/>
    </style:style>
    <style:style style:name="P5" style:family="paragraph">
      <style:paragraph-properties fo:text-align="center"/>
    </style:style>
    <style:style style:name="P6" style:family="paragraph">
      <loext:graphic-properties draw:fill="solid" draw:fill-color="#000000"/>
      <style:paragraph-properties fo:text-align="center"/>
    </style:style>
    <style:style style:name="P7" style:family="paragraph">
      <loext:graphic-properties draw:fill="none" draw:fill-color="#02d35f"/>
      <style:paragraph-properties fo:text-align="center"/>
    </style:style>
    <style:style style:name="P8" style:family="paragraph">
      <style:text-properties fo:color="#ffffff" style:text-outline="false" style:text-line-through-style="none" style:text-line-through-type="none" style:font-name="Arial" fo:font-size="7pt" fo:font-style="normal" fo:text-shadow="none" style:text-underline-style="none" fo:font-weight="bold" style:text-underline-mode="continuous" style:text-overline-mode="continuous" style:text-line-through-mode="continuous" style:font-name-asian="Arial" style:font-size-asian="7pt" style:font-name-complex="Arial" style:font-size-complex="7pt" style:text-scale="100%" style:text-overline-style="none" style:text-overline-color="font-color"/>
    </style:style>
    <style:style style:name="P9" style:family="paragraph">
      <loext:graphic-properties draw:fill="none" draw:fill-color="#ffffff"/>
      <style:text-properties fo:color="#ffffff" style:text-outline="false" style:text-line-through-style="none" style:text-line-through-type="none" style:font-name="Arial" fo:font-size="7pt" fo:font-style="normal" fo:text-shadow="none" style:text-underline-style="none" fo:font-weight="bold" style:text-underline-mode="continuous" style:text-overline-mode="continuous" style:text-line-through-mode="continuous" style:font-name-asian="Arial" style:font-size-asian="7pt" style:font-name-complex="Arial" style:font-size-complex="7pt" style:text-scale="100%" style:text-overline-style="none" style:text-overline-color="font-color"/>
    </style:style>
    <style:style style:name="P10" style:family="paragraph">
      <loext:graphic-properties draw:fill="solid" draw:fill-color="#fd9a2b"/>
      <style:paragraph-properties fo:text-align="center"/>
    </style:style>
    <style:style style:name="P11" style:family="paragraph">
      <loext:graphic-properties draw:fill="solid" draw:fill-color="#00c081"/>
      <style:paragraph-properties fo:text-align="center"/>
    </style:style>
    <style:style style:name="P12" style:family="paragraph">
      <loext:graphic-properties draw:fill="solid" draw:fill-color="#0007b0"/>
      <style:paragraph-properties fo:text-align="center"/>
    </style:style>
    <style:style style:name="P13" style:family="paragraph">
      <loext:graphic-properties draw:fill="none" draw:fill-color="#0007b0"/>
      <style:paragraph-properties fo:text-align="center"/>
    </style:style>
    <style:style style:name="P14" style:family="paragraph">
      <style:text-properties fo:color="#ffffff" style:text-outline="false" style:text-line-through-style="none" style:text-line-through-type="none" style:font-name="Liberation Sans1" fo:font-size="12pt" fo:font-style="normal" fo:text-shadow="none" style:text-underline-style="none" fo:font-weight="normal" style:text-underline-mode="continuous" style:text-overline-mode="continuous" style:text-line-through-mode="continuous" style:font-name-asian="Liberation Sans1" style:font-size-asian="12pt" style:font-name-complex="Liberation Sans1" style:font-size-complex="12pt" style:text-scale="100%" style:text-overline-style="none" style:text-overline-color="font-color"/>
    </style:style>
    <style:style style:name="P15" style:family="paragraph">
      <loext:graphic-properties draw:fill="none" draw:fill-color="#ffffff"/>
      <style:text-properties fo:color="#ffffff" style:text-outline="false" style:text-line-through-style="none" style:text-line-through-type="none" style:font-name="Liberation Sans1" fo:font-size="12pt" fo:font-style="normal" fo:text-shadow="none" style:text-underline-style="none" fo:font-weight="normal" style:text-underline-mode="continuous" style:text-overline-mode="continuous" style:text-line-through-mode="continuous" style:font-name-asian="Liberation Sans1" style:font-size-asian="12pt" style:font-name-complex="Liberation Sans1" style:font-size-complex="12pt" style:text-scale="100%"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2cm" svg:height="0.412cm" svg:x="0.996cm" svg:y="0.176cm">
          <draw:text-box>
            <text:p text:style-name="P1">Node A</text:p>
          </draw:text-box>
        </draw:frame>
        <draw:frame draw:style-name="gr2" draw:text-style-name="P2" draw:layer="layout" svg:width="1.233cm" svg:height="0.412cm" svg:x="5.18cm" svg:y="0.176cm">
          <draw:text-box>
            <text:p text:style-name="P1">Node B</text:p>
          </draw:text-box>
        </draw:frame>
        <draw:path draw:style-name="gr3" draw:text-style-name="P3" draw:layer="layout" svg:width="2.337cm" svg:height="3.262cm" svg:x="0.213cm" svg:y="0.646cm" svg:viewBox="0 0 2338 3263" svg:d="M231 3257c1870 0 1870 0 1870 0 121 0 231-105 231-231 0-2795 0-2795 0-2795 0-127-110-231-231-231-1870 0-1870 0-1870 0-127 0-231 104-231 231 0 2795 0 2795 0 2795 0 126 104 231 231 231zM115 231c0-61 50-116 116-116 1870 0 1870 0 1870 0 60 0 115 55 115 116 0 2795 0 2795 0 2795 0 66-55 115-115 115-1870 0-1870 0-1870 0-66 0-116-49-116-115zM0 0zM2338 3263z">
          <text:p/>
        </draw:path>
        <draw:path draw:style-name="gr3" draw:text-style-name="P3" draw:layer="layout" svg:width="0.364cm" svg:height="0.12cm" svg:x="1.821cm" svg:y="3.447cm" svg:viewBox="0 0 365 121" svg:d="M61 115c242 0 242 0 242 0 33 0 56-27 56-55 0-33-23-60-56-60-242 0-242 0-242 0-28 0-61 27-61 60 0 28 33 55 61 55zM0 0zM365 121z">
          <text:p/>
        </draw:path>
        <draw:path draw:style-name="gr3" draw:text-style-name="P3" draw:layer="layout" svg:width="0.364cm" svg:height="0.12cm" svg:x="1.359cm" svg:y="3.447cm" svg:viewBox="0 0 365 121" svg:d="M56 115c241 0 241 0 241 0 34 0 62-27 62-55 0-33-28-60-62-60-241 0-241 0-241 0-28 0-56 27-56 60 0 28 28 55 56 55zM0 0zM365 121z">
          <text:p/>
        </draw:path>
        <draw:path draw:style-name="gr3" draw:text-style-name="P3" draw:layer="layout" svg:width="0.364cm" svg:height="0.12cm" svg:x="0.872cm" svg:y="3.447cm" svg:viewBox="0 0 365 121" svg:d="M61 115c236 0 236 0 236 0 39 0 62-27 62-55 0-33-23-60-62-60-236 0-236 0-236 0-33 0-61 27-61 60 0 28 28 55 61 55zM0 0zM365 121z">
          <text:p/>
        </draw:path>
        <draw:path draw:style-name="gr3" draw:text-style-name="P3" draw:layer="layout" svg:width="2.337cm" svg:height="3.262cm" svg:x="4.834cm" svg:y="0.646cm" svg:viewBox="0 0 2338 3263" svg:d="M231 3257c1870 0 1870 0 1870 0 121 0 231-105 231-231 0-2795 0-2795 0-2795 0-127-110-231-231-231-1870 0-1870 0-1870 0-127 0-231 104-231 231 0 2795 0 2795 0 2795 0 126 104 231 231 231zM115 231c0-61 50-116 116-116 1870 0 1870 0 1870 0 60 0 115 55 115 116 0 2795 0 2795 0 2795 0 66-55 115-115 115-1870 0-1870 0-1870 0-66 0-116-49-116-115zM0 0zM2338 3263z">
          <text:p/>
        </draw:path>
        <draw:path draw:style-name="gr3" draw:text-style-name="P3" draw:layer="layout" svg:width="0.364cm" svg:height="0.12cm" svg:x="6.442cm" svg:y="3.447cm" svg:viewBox="0 0 365 121" svg:d="M61 115c242 0 242 0 242 0 33 0 56-27 56-55 0-33-23-60-56-60-242 0-242 0-242 0-28 0-61 27-61 60 0 28 33 55 61 55zM0 0zM365 121z">
          <text:p/>
        </draw:path>
        <draw:path draw:style-name="gr3" draw:text-style-name="P3" draw:layer="layout" svg:width="0.364cm" svg:height="0.12cm" svg:x="5.979cm" svg:y="3.447cm" svg:viewBox="0 0 365 121" svg:d="M56 115c241 0 241 0 241 0 34 0 62-27 62-55 0-33-28-60-62-60-241 0-241 0-241 0-28 0-56 27-56 60 0 28 28 55 56 55zM0 0zM365 121z">
          <text:p/>
        </draw:path>
        <draw:path draw:style-name="gr3" draw:text-style-name="P3" draw:layer="layout" svg:width="0.364cm" svg:height="0.12cm" svg:x="5.492cm" svg:y="3.447cm" svg:viewBox="0 0 365 121" svg:d="M61 115c236 0 236 0 236 0 39 0 62-27 62-55 0-33-23-60-62-60-236 0-236 0-236 0-33 0-61 27-61 60 0 28 28 55 61 55zM0 0zM365 121z">
          <text:p/>
        </draw:path>
        <draw:path draw:style-name="gr4" draw:text-style-name="P4" draw:layer="layout" svg:width="1.258cm" svg:height="1.357cm" svg:x="3.073cm" svg:y="5.319cm" svg:viewBox="0 0 1259 1358" svg:d="M629 1355c351 0 627-116 627-270 0-32-18-64-43-99 25-28 43-62 43-95 0-37-18-69-43-99 25-33 43-65 43-99 0-35-18-70-43-98 25-32 43-64 43-101 0-32-18-67-43-97 25-30 43-67 43-100 0-66-53-127-142-172 23-9 46-20 61-26 15-11 23-26 18-43-13-31-89-56-137-52-17 2-53 15-65 21-16 9-41 22-66 35-91-19-192-30-296-30-354 0-629 116-629 267 0 33 15 70 42 100-27 30-42 65-42 97 0 37 15 69 42 101-27 28-42 63-42 98 0 34 15 66 42 99-27 30-42 62-42 99 0 33 15 67 42 95-27 35-42 67-42 99 0 154 275 270 629 270zM629 75c78 0 154 7 230 19-81 39-169 87-233 126-88 0-156 34-156 77 0 41 68 76 159 76 88 0 154-35 154-76 0-13-2-19-7-28 83-34 192-80 280-118 91 38 144 90 144 146 0 121-263 221-571 221-313 0-574-100-574-221 0-120 261-222 574-222zM728 297c0 9-36 31-99 31-3 0-5 0-5 0 13-5 25-9 33-11 5 0 30-11 68-26 3 2 3 4 3 6zM548 313c0 0 3 2 5 2-18-7-28-13-28-18 0-4 10-13 23-17-7 15-5 26 0 33zM80 429c107 80 311 136 549 136s440-56 546-136c18 22 25 43 25 65 0 121-263 222-571 222-313 0-574-101-574-222 0-22 10-43 25-65zM80 626c107 84 311 136 549 136s440-52 546-136c18 21 25 43 25 67 0 118-263 222-571 222-313 0-574-104-574-222 0-24 10-44 25-67zM80 826c107 80 311 134 549 134s440-54 546-136c18 24 25 43 25 67 0 119-263 220-571 220-313 0-574-101-574-220 0-24 10-43 25-65zM80 1023c107 80 311 136 549 136s440-56 546-136c18 21 25 43 25 62 0 124-263 223-571 223-313 0-574-99-574-223 0-19 10-41 25-62zM0 0zM1259 1358z">
          <text:p/>
        </draw:path>
        <draw:line draw:style-name="gr5" draw:text-style-name="P5" draw:layer="layout" svg:x1="1.384cm" svg:y1="3.996cm" svg:x2="2.959cm" svg:y2="5.195cm">
          <text:p/>
        </draw:line>
        <draw:polygon draw:style-name="gr6" draw:text-style-name="P6" draw:layer="layout" svg:width="0.23cm" svg:height="0.21cm" svg:x="2.884cm" svg:y="5.102cm" svg:viewBox="0 0 231 211" draw:points="231,211 0,167 128,0">
          <text:p/>
        </draw:polygon>
        <draw:line draw:style-name="gr5" draw:text-style-name="P5" draw:layer="layout" svg:x1="5.996cm" svg:y1="3.996cm" svg:x2="4.557cm" svg:y2="5.189cm">
          <text:p/>
        </draw:line>
        <draw:polygon draw:style-name="gr6" draw:text-style-name="P6" draw:layer="layout" svg:width="0.228cm" svg:height="0.214cm" svg:x="4.406cm" svg:y="5.098cm" svg:viewBox="0 0 229 215" draw:points="0,215 95,0 229,162">
          <text:p/>
        </draw:polygon>
        <draw:frame draw:style-name="gr7" draw:text-style-name="P2" draw:layer="layout" svg:width="1.543cm" svg:height="0.412cm" svg:x="2.887cm" svg:y="3.681cm">
          <draw:text-box>
            <text:p text:style-name="P1">enqueue </text:p>
          </draw:text-box>
        </draw:frame>
        <draw:frame draw:style-name="gr8" draw:text-style-name="P2" draw:layer="layout" svg:width="1.685cm" svg:height="0.412cm" svg:x="2.764cm" svg:y="4.058cm">
          <draw:text-box>
            <text:p text:style-name="P1">replication</text:p>
          </draw:text-box>
        </draw:frame>
        <draw:path draw:style-name="gr9" draw:text-style-name="P3" draw:layer="layout" svg:width="0.84cm" svg:height="0.839cm" svg:x="2.144cm" svg:y="2.549cm" svg:viewBox="0 0 841 840" svg:d="M1 420v-21l2-21 3-21 3-21 5-21 6-20 7-21 8-19 8-20 10-18 11-19 12-18 12-17 14-16 14-16 15-15 16-14 16-14 17-12 18-12 18-11 19-10 19-9 20-8 20-6 21-6 20-5 21-4 22-3 21-1 21-1 22 1 22 1 21 3 22 4 21 5 21 6 21 8 20 8 20 10 19 10 19 12 18 12 17 13 17 15 16 15 15 16 14 16 14 18 12 18 12 18 10 20 9 20 9 20 7 20 7 21 5 22 4 21 3 22 1 22 1 22-1 22-1 22-3 22-4 21-5 22-6 21-8 20-8 21-10 19-10 20-12 18-12 19-13 17-15 17-15 16-16 15-16 14-18 13-18 13-18 11-20 11-20 9-20 9-20 7-21 6-22 6-21 4-22 3-22 1-22 1-22-1-22-1-22-3-21-4-22-5-21-6-20-8-21-8-19-10-20-10-18-12-19-12-17-13-17-15-16-15-15-16-14-16-13-18-13-18-11-18-11-20-9-20-9-20-7-20-6-21-6-22-4-21-3-22-1-22-1-22zM1 0zM841 840z">
          <text:p/>
        </draw:path>
        <draw:polygon draw:style-name="gr10" draw:text-style-name="P7" draw:layer="layout" svg:width="0.838cm" svg:height="0.838cm" svg:x="2.144cm" svg:y="2.549cm" svg:viewBox="0 0 839 839" draw:points="1,420 1,420 1,399 3,378 6,357 9,336 14,315 20,295 27,274 35,255 43,235 53,217 64,198 76,180 88,163 102,147 116,131 131,116 147,102 163,88 180,76 198,64 216,53 235,43 254,34 274,26 294,20 315,14 335,9 356,5 378,2 399,1 420,0 420,0 442,1 464,2 485,5 507,9 528,14 549,20 570,28 590,36 610,46 629,56 648,68 666,80 683,93 700,108 716,123 731,139 745,155 759,173 771,191 783,209 793,229 802,249 811,269 818,289 825,310 830,332 834,353 837,375 838,397 839,419 839,419 838,441 837,463 834,485 830,506 825,528 819,549 811,569 803,590 793,609 783,629 771,647 759,666 746,683 731,700 716,716 700,731 684,745 666,758 648,771 630,782 610,793 590,802 570,811 550,818 529,824 507,830 486,834 464,837 442,838 420,839 420,839 398,838 376,837 354,834 333,830 311,825 290,819 270,811 249,803 230,793 210,783 192,771 173,759 156,746 139,731 123,716 108,700 94,684 81,666 68,648 57,630 46,610 37,590 28,570 21,550 15,529 9,507 5,486 2,464 1,442 0,420">
          <text:p/>
        </draw:polygon>
        <draw:frame draw:style-name="gr11" draw:text-style-name="P9" draw:layer="layout" svg:width="0.463cm" svg:height="0.276cm" svg:x="2.366cm" svg:y="2.696cm">
          <draw:text-box>
            <text:p text:style-name="P8">VIP </text:p>
          </draw:text-box>
        </draw:frame>
        <draw:frame draw:style-name="gr12" draw:text-style-name="P9" draw:layer="layout" svg:width="0.546cm" svg:height="0.276cm" svg:x="2.294cm" svg:y="2.992cm">
          <draw:text-box>
            <text:p text:style-name="P8">ascs</text:p>
          </draw:text-box>
        </draw:frame>
        <draw:line draw:style-name="gr13" draw:text-style-name="P5" draw:layer="layout" svg:x1="2.786cm" svg:y1="3.589cm" svg:x2="4.245cm" svg:y2="3.591cm">
          <text:p/>
        </draw:line>
        <draw:polygon draw:style-name="gr14" draw:text-style-name="P10" draw:layer="layout" svg:width="0.449cm" svg:height="0.449cm" svg:x="4.215cm" svg:y="3.366cm" svg:viewBox="0 0 450 450" draw:points="450,225 0,450 0,0">
          <text:p/>
        </draw:polygon>
        <draw:frame draw:style-name="gr15" draw:text-style-name="P2" draw:layer="layout" svg:width="1.829cm" svg:height="0.412cm" svg:x="2.779cm" svg:y="0.328cm">
          <draw:text-box>
            <text:p text:style-name="P1">pacemaker</text:p>
          </draw:text-box>
        </draw:frame>
        <draw:line draw:style-name="gr16" draw:text-style-name="P5" draw:layer="layout" svg:x1="3.106cm" svg:y1="0.994cm" svg:x2="4.145cm" svg:y2="0.996cm">
          <text:p/>
        </draw:line>
        <draw:polygon draw:style-name="gr17" draw:text-style-name="P11" draw:layer="layout" svg:width="0.449cm" svg:height="0.449cm" svg:x="2.686cm" svg:y="0.769cm" svg:viewBox="0 0 450 450" draw:points="0,225 450,0 450,450">
          <text:p/>
        </draw:polygon>
        <draw:polygon draw:style-name="gr17" draw:text-style-name="P11" draw:layer="layout" svg:width="0.449cm" svg:height="0.449cm" svg:x="4.115cm" svg:y="0.771cm" svg:viewBox="0 0 450 450" draw:points="450,225 0,450 0,0">
          <text:p/>
        </draw:polygon>
        <draw:frame draw:style-name="gr18" draw:text-style-name="P2" draw:layer="layout" svg:width="2.035cm" svg:height="0.412cm" svg:x="2.677cm" svg:y="1.234cm">
          <draw:text-box>
            <text:p text:style-name="P1">active/active</text:p>
          </draw:text-box>
        </draw:frame>
        <draw:frame draw:style-name="gr19" draw:text-style-name="P2" draw:layer="layout" svg:width="1.253cm" svg:height="0.412cm" svg:x="9.069cm" svg:y="0.177cm">
          <draw:text-box>
            <text:p text:style-name="P1">Node C</text:p>
          </draw:text-box>
        </draw:frame>
        <draw:path draw:style-name="gr20" draw:text-style-name="P3" draw:layer="layout" svg:width="2.336cm" svg:height="3.262cm" svg:x="8.734cm" svg:y="0.647cm" svg:viewBox="0 0 2337 3263" svg:d="M231 3257c1869 0 1869 0 1869 0 121 0 231-105 231-231 0-2795 0-2795 0-2795 0-127-110-231-231-231-1869 0-1869 0-1869 0-127 0-231 104-231 231 0 2795 0 2795 0 2795 0 126 104 231 231 231zM115 231c0-61 50-116 116-116 1869 0 1869 0 1869 0 60 0 115 55 115 116 0 2795 0 2795 0 2795 0 66-55 115-115 115-1869 0-1869 0-1869 0-66 0-116-49-116-115zM0 0zM2337 3263z">
          <text:p/>
        </draw:path>
        <draw:path draw:style-name="gr20" draw:text-style-name="P3" draw:layer="layout" svg:width="0.364cm" svg:height="0.12cm" svg:x="10.34cm" svg:y="3.448cm" svg:viewBox="0 0 365 121" svg:d="M61 115c242 0 242 0 242 0 33 0 56-27 56-55 0-33-23-60-56-60-242 0-242 0-242 0-28 0-61 27-61 60 0 28 33 55 61 55zM0 0zM365 121z">
          <text:p/>
        </draw:path>
        <draw:path draw:style-name="gr20" draw:text-style-name="P3" draw:layer="layout" svg:width="0.364cm" svg:height="0.12cm" svg:x="9.877cm" svg:y="3.448cm" svg:viewBox="0 0 365 121" svg:d="M56 115c241 0 241 0 241 0 34 0 62-27 62-55 0-33-28-60-62-60-241 0-241 0-241 0-28 0-56 27-56 60 0 28 28 55 56 55zM0 0zM365 121z">
          <text:p/>
        </draw:path>
        <draw:path draw:style-name="gr20" draw:text-style-name="P3" draw:layer="layout" svg:width="0.363cm" svg:height="0.12cm" svg:x="9.392cm" svg:y="3.448cm" svg:viewBox="0 0 364 121" svg:d="M61 115c235 0 235 0 235 0 39 0 62-27 62-55 0-33-23-60-62-60-235 0-235 0-235 0-33 0-61 27-61 60 0 28 28 55 61 55zM0 0zM364 121z">
          <text:p/>
        </draw:path>
        <draw:path draw:style-name="gr21" draw:text-style-name="P4" draw:layer="layout" svg:width="1.257cm" svg:height="1.357cm" svg:x="9.273cm" svg:y="5.32cm" svg:viewBox="0 0 1258 1358" svg:d="M628 1355c351 0 627-116 627-270 0-32-18-64-43-99 25-28 43-62 43-95 0-37-18-69-43-99 25-33 43-65 43-99 0-35-18-70-43-98 25-32 43-64 43-101 0-32-18-67-43-97 25-30 43-67 43-100 0-66-53-127-142-172 23-9 46-20 61-26 15-11 23-26 18-43-13-31-89-56-137-52-17 2-53 15-65 21-16 9-41 22-66 35-91-19-192-30-296-30-354 0-628 116-628 267 0 33 15 70 42 100-27 30-42 65-42 97 0 37 15 69 42 101-27 28-42 63-42 98 0 34 15 66 42 99-27 30-42 62-42 99 0 33 15 67 42 95-27 35-42 67-42 99 0 154 274 270 628 270zM628 75c78 0 154 7 230 19-81 39-169 87-233 126-88 0-156 34-156 77 0 41 68 76 159 76 88 0 154-35 154-76 0-13-2-19-7-28 83-34 192-80 280-118 91 38 144 90 144 146 0 121-263 221-571 221-313 0-573-100-573-221 0-120 260-222 573-222zM727 297c0 9-36 31-99 31-3 0-5 0-5 0 13-5 25-9 33-11 5 0 30-11 68-26 3 2 3 4 3 6zM547 313c0 0 3 2 5 2-18-7-28-13-28-18 0-4 10-13 23-17-7 15-5 26 0 33zM80 429c107 80 310 136 548 136s440-56 546-136c18 22 25 43 25 65 0 121-263 222-571 222-313 0-573-101-573-222 0-22 10-43 25-65zM80 626c107 84 310 136 548 136s440-52 546-136c18 21 25 43 25 67 0 118-263 222-571 222-313 0-573-104-573-222 0-24 10-44 25-67zM80 826c107 80 310 134 548 134s440-54 546-136c18 24 25 43 25 67 0 119-263 220-571 220-313 0-573-101-573-220 0-24 10-43 25-65zM80 1023c107 80 310 136 548 136s440-56 546-136c18 21 25 43 25 62 0 124-263 223-571 223-313 0-573-99-573-223 0-19 10-41 25-62zM0 0zM1258 1358z">
          <text:p/>
        </draw:path>
        <draw:line draw:style-name="gr5" draw:text-style-name="P5" draw:layer="layout" svg:x1="9.9cm" svg:y1="3.996cm" svg:x2="9.902cm" svg:y2="5.061cm">
          <text:p/>
        </draw:line>
        <draw:polygon draw:style-name="gr6" draw:text-style-name="P6" draw:layer="layout" svg:width="0.209cm" svg:height="0.209cm" svg:x="9.797cm" svg:y="5.046cm" svg:viewBox="0 0 210 210" draw:points="105,210 0,0 210,0">
          <text:p/>
        </draw:polygon>
        <draw:frame draw:style-name="gr22" draw:text-style-name="P2" draw:layer="layout" svg:width="1.904cm" svg:height="0.412cm" svg:x="10.744cm" svg:y="5.476cm">
          <draw:text-box>
            <text:p text:style-name="P1">SAP (HA1) </text:p>
          </draw:text-box>
        </draw:frame>
        <draw:frame draw:style-name="gr23" draw:text-style-name="P2" draw:layer="layout" svg:width="2.444cm" svg:height="0.412cm" svg:x="10.744cm" svg:y="5.853cm">
          <draw:text-box>
            <text:p text:style-name="P1">ASE primary </text:p>
          </draw:text-box>
        </draw:frame>
        <draw:frame draw:style-name="gr24" draw:text-style-name="P2" draw:layer="layout" svg:width="0.713cm" svg:height="0.412cm" svg:x="10.744cm" svg:y="6.23cm">
          <draw:text-box>
            <text:p text:style-name="P1">PAS</text:p>
          </draw:text-box>
        </draw:frame>
        <draw:frame draw:style-name="gr22" draw:text-style-name="P2" draw:layer="layout" svg:width="1.904cm" svg:height="0.412cm" svg:x="5.315cm" svg:y="5.663cm">
          <draw:text-box>
            <text:p text:style-name="P1">SAP (HA1) </text:p>
          </draw:text-box>
        </draw:frame>
        <draw:frame draw:style-name="gr25" draw:text-style-name="P2" draw:layer="layout" svg:width="0.76cm" svg:height="0.412cm" svg:x="5.315cm" svg:y="6.04cm">
          <draw:text-box>
            <text:p text:style-name="P1">ERS</text:p>
          </draw:text-box>
        </draw:frame>
        <draw:frame draw:style-name="gr22" draw:text-style-name="P2" draw:layer="layout" svg:width="1.904cm" svg:height="0.412cm" svg:x="0.315cm" svg:y="5.663cm">
          <draw:text-box>
            <text:p text:style-name="P1">SAP (HA1) </text:p>
          </draw:text-box>
        </draw:frame>
        <draw:frame draw:style-name="gr26" draw:text-style-name="P2" draw:layer="layout" svg:width="1.006cm" svg:height="0.412cm" svg:x="0.315cm" svg:y="6.04cm">
          <draw:text-box>
            <text:p text:style-name="P1">ASCS</text:p>
          </draw:text-box>
        </draw:frame>
        <draw:path draw:style-name="gr9" draw:text-style-name="P3" draw:layer="layout" svg:width="0.84cm" svg:height="0.839cm" svg:x="4.542cm" svg:y="2.549cm" svg:viewBox="0 0 841 840" svg:d="M1 420v-21l2-21 3-21 3-21 5-21 6-20 7-21 8-19 8-20 10-18 11-19 12-18 12-17 14-16 14-16 15-15 16-14 16-14 17-12 18-12 18-11 19-10 19-9 20-8 20-6 21-6 20-5 21-4 22-3 21-1 21-1 22 1 22 1 21 3 22 4 21 5 21 6 21 8 20 8 20 10 19 10 19 12 18 12 17 13 17 15 16 15 15 16 14 16 14 18 12 18 12 18 10 20 9 20 9 20 7 20 7 21 5 22 4 21 3 22 1 22 1 22-1 22-1 22-3 22-4 21-5 22-6 21-8 20-8 21-10 19-10 20-12 18-12 19-13 17-15 17-15 16-16 15-16 14-18 13-18 13-18 11-20 11-20 9-20 9-20 7-21 6-22 6-21 4-22 3-22 1-22 1-22-1-22-1-22-3-21-4-22-5-21-6-20-8-21-8-19-10-20-10-18-12-19-12-17-13-17-15-16-15-15-16-14-16-13-18-13-18-11-18-11-20-9-20-9-20-7-20-6-21-6-22-4-21-3-22-1-22-1-22zM1 0zM841 840z">
          <text:p/>
        </draw:path>
        <draw:polygon draw:style-name="gr10" draw:text-style-name="P7" draw:layer="layout" svg:width="0.838cm" svg:height="0.838cm" svg:x="4.542cm" svg:y="2.549cm" svg:viewBox="0 0 839 839" draw:points="1,420 1,420 1,399 3,378 6,357 9,336 14,315 20,295 27,274 35,255 43,235 53,217 64,198 76,180 88,163 102,147 116,131 131,116 147,102 163,88 180,76 198,64 216,53 235,43 254,34 274,26 294,20 315,14 335,9 356,5 378,2 399,1 420,0 420,0 442,1 464,2 485,5 507,9 528,14 549,20 570,28 590,36 610,46 629,56 648,68 666,80 683,93 700,108 716,123 731,139 745,155 759,173 771,191 783,209 793,229 802,249 811,269 818,289 825,310 830,332 834,353 837,375 838,397 839,419 839,419 838,441 837,463 834,485 830,506 825,528 819,549 811,569 803,590 793,609 783,629 771,647 759,666 746,683 731,700 716,716 700,731 684,745 666,758 648,771 630,782 610,793 590,802 570,811 550,818 529,824 507,830 486,834 464,837 442,838 420,839 420,839 398,838 376,837 354,834 333,830 311,825 290,819 270,811 249,803 230,793 210,783 192,771 173,759 156,746 139,731 123,716 108,700 94,684 81,666 68,648 57,630 46,610 37,590 28,570 21,550 15,529 9,507 5,486 2,464 1,442 0,420">
          <text:p/>
        </draw:polygon>
        <draw:frame draw:style-name="gr11" draw:text-style-name="P9" draw:layer="layout" svg:width="0.463cm" svg:height="0.276cm" svg:x="4.764cm" svg:y="2.696cm">
          <draw:text-box>
            <text:p text:style-name="P8">VIP </text:p>
          </draw:text-box>
        </draw:frame>
        <draw:frame draw:style-name="gr27" draw:text-style-name="P9" draw:layer="layout" svg:width="0.37cm" svg:height="0.276cm" svg:x="4.779cm" svg:y="2.992cm">
          <draw:text-box>
            <text:p text:style-name="P8">ers</text:p>
          </draw:text-box>
        </draw:frame>
        <draw:path draw:style-name="gr28" draw:text-style-name="P12" draw:layer="layout" svg:width="1.4cm" svg:height="0.5cm" svg:x="0.714cm" svg:y="2.714cm" svg:viewBox="0 0 1401 501" svg:d="M83 0c-42 0-83 41-83 83v334c0 42 41 84 83 84h1234c41 0 83-42 83-84v-334c0-42-42-83-83-83zM0 0zM1401 501z">
          <text:p/>
        </draw:path>
        <draw:path draw:style-name="gr29" draw:text-style-name="P13" draw:layer="layout" svg:width="1.399cm" svg:height="0.5cm" svg:x="0.714cm" svg:y="2.714cm" svg:viewBox="0 0 1400 501" svg:d="M83 0c-42 0-83 41-83 83v334c0 42 41 84 83 84h1234c41 0 83-42 83-84v-334c0-42-42-83-83-83z">
          <text:p/>
        </draw:path>
        <draw:path draw:style-name="gr30" draw:text-style-name="P12" draw:layer="layout" svg:width="0.039cm" svg:height="0.04cm" svg:x="0.694cm" svg:y="2.693cm" svg:viewBox="0 0 40 41" svg:d="M40 21c0 3 0 7-2 10s-5 5-8 7-7 3-10 3c-4 0-7-1-10-3s-5-4-7-7-3-7-3-10c0-4 1-7 3-10 1-4 4-6 7-8s7-3 10-3c4 0 7 1 10 3s6 4 8 8c2 3 2 6 2 10z">
          <text:p/>
        </draw:path>
        <draw:path draw:style-name="gr30" draw:text-style-name="P12" draw:layer="layout" svg:width="0.039cm" svg:height="0.04cm" svg:x="2.095cm" svg:y="3.194cm" svg:viewBox="0 0 40 41" svg:d="M40 21c0 3 0 7-2 10s-5 5-8 7-7 3-10 3c-4 0-7-1-10-3s-6-4-8-7-2-7-2-10c0-4 1-7 2-11 2-3 5-5 8-7s7-3 10-3c4 0 7 1 10 3s6 4 8 7c1 4 2 7 2 11z">
          <text:p/>
        </draw:path>
        <draw:frame draw:style-name="gr31" draw:text-style-name="P15" draw:layer="layout" svg:width="1.158cm" svg:height="0.475cm" svg:x="0.836cm" svg:y="2.727cm">
          <draw:text-box>
            <text:p text:style-name="P14">ASCS</text:p>
          </draw:text-box>
        </draw:frame>
        <draw:path draw:style-name="gr30" draw:text-style-name="P12" draw:layer="layout" svg:width="1.4cm" svg:height="0.5cm" svg:x="5.415cm" svg:y="2.715cm" svg:viewBox="0 0 1401 501" svg:d="M83 0c-42 0-83 41-83 83v334c0 42 41 84 83 84h1234c41 0 83-42 83-84v-334c0-42-42-83-83-83zM0 0zM1401 501z">
          <text:p/>
        </draw:path>
        <draw:path draw:style-name="gr29" draw:text-style-name="P13" draw:layer="layout" svg:width="1.399cm" svg:height="0.5cm" svg:x="5.415cm" svg:y="2.715cm" svg:viewBox="0 0 1400 501" svg:d="M83 0c-42 0-83 41-83 83v334c0 42 41 84 83 84h1234c41 0 83-42 83-84v-334c0-42-42-83-83-83z">
          <text:p/>
        </draw:path>
        <draw:path draw:style-name="gr30" draw:text-style-name="P12" draw:layer="layout" svg:width="0.04cm" svg:height="0.04cm" svg:x="5.394cm" svg:y="2.694cm" svg:viewBox="0 0 41 41" svg:d="M41 21c0 3-1 7-3 10s-4 5-7 7-7 3-10 3c-4 0-7-1-10-3s-6-4-8-7-3-7-3-10c0-4 1-7 3-10 2-4 5-6 8-8s6-3 10-3c3 0 7 1 10 3s6 4 7 8c2 3 3 6 3 10z">
          <text:p/>
        </draw:path>
        <draw:path draw:style-name="gr30" draw:text-style-name="P12" draw:layer="layout" svg:width="0.04cm" svg:height="0.04cm" svg:x="6.795cm" svg:y="3.195cm" svg:viewBox="0 0 41 41" svg:d="M41 21c0 3-1 7-3 10s-4 5-7 7-7 3-10 3c-4 0-6-1-10-3s-6-4-8-7-3-7-3-10c0-4 1-7 3-11 2-3 4-5 8-7s6-3 10-3c3 0 7 1 10 3s6 4 7 7c2 4 3 7 3 11z">
          <text:p/>
        </draw:path>
        <draw:frame draw:style-name="gr32" draw:text-style-name="P15" draw:layer="layout" svg:width="0.874cm" svg:height="0.475cm" svg:x="5.679cm" svg:y="2.728cm">
          <draw:text-box>
            <text:p text:style-name="P14">ERS</text:p>
          </draw:text-box>
        </draw:frame>
        <draw:path draw:style-name="gr30" draw:text-style-name="P12" draw:layer="layout" svg:width="1.399cm" svg:height="0.5cm" svg:x="9.216cm" svg:y="2.716cm" svg:viewBox="0 0 1400 501" svg:d="M83 0c-42 0-83 41-83 83v334c0 42 41 84 83 84h1233c41 0 83-42 83-84v-334c0-42-42-83-83-83zM0 0zM1400 501z">
          <text:p/>
        </draw:path>
        <draw:path draw:style-name="gr29" draw:text-style-name="P13" draw:layer="layout" svg:width="1.398cm" svg:height="0.5cm" svg:x="9.216cm" svg:y="2.716cm" svg:viewBox="0 0 1399 501" svg:d="M83 0c-42 0-83 41-83 83v334c0 42 41 84 83 84h1233c41 0 83-42 83-84v-334c0-42-42-83-83-83z">
          <text:p/>
        </draw:path>
        <draw:path draw:style-name="gr30" draw:text-style-name="P12" draw:layer="layout" svg:width="0.04cm" svg:height="0.04cm" svg:x="9.195cm" svg:y="2.695cm" svg:viewBox="0 0 41 41" svg:d="M41 21c0 3-1 7-3 10s-4 5-7 7-7 3-10 3c-4 0-8-1-11-3s-5-4-7-7-3-7-3-10c0-4 1-7 3-10 2-4 4-6 7-8s7-3 11-3c3 0 7 1 10 3s5 4 7 8c2 3 3 6 3 10z">
          <text:p/>
        </draw:path>
        <draw:path draw:style-name="gr30" draw:text-style-name="P12" draw:layer="layout" svg:width="0.04cm" svg:height="0.04cm" svg:x="10.595cm" svg:y="3.196cm" svg:viewBox="0 0 41 41" svg:d="M41 21c0 3-1 7-3 10s-3 5-7 7-8 3-11 3c-4 0-7-1-10-3s-5-4-7-7-3-7-3-10c0-4 1-7 3-11 2-3 4-5 7-7s7-3 10-3c4 0 7 1 11 3s5 4 7 7c2 4 3 7 3 11z">
          <text:p/>
        </draw:path>
        <draw:frame draw:style-name="gr33" draw:text-style-name="P15" draw:layer="layout" svg:width="1.172cm" svg:height="0.475cm" svg:x="9.327cm" svg:y="2.729cm">
          <draw:text-box>
            <text:p text:style-name="P14">ASE</text:p>
          </draw:text-box>
        </draw:frame>
        <draw:path draw:style-name="gr30" draw:text-style-name="P12" draw:layer="layout" svg:width="1.399cm" svg:height="0.5cm" svg:x="9.217cm" svg:y="1.717cm" svg:viewBox="0 0 1400 501" svg:d="M83 0c-42 0-83 41-83 83v334c0 42 41 84 83 84h1233c41 0 83-42 83-84v-334c0-42-42-83-83-83zM0 0zM1400 501z">
          <text:p/>
        </draw:path>
        <draw:path draw:style-name="gr29" draw:text-style-name="P13" draw:layer="layout" svg:width="1.398cm" svg:height="0.5cm" svg:x="9.217cm" svg:y="1.717cm" svg:viewBox="0 0 1399 501" svg:d="M83 0c-42 0-83 41-83 83v334c0 42 41 84 83 84h1233c41 0 83-42 83-84v-334c0-42-42-83-83-83z">
          <text:p/>
        </draw:path>
        <draw:path draw:style-name="gr30" draw:text-style-name="P12" draw:layer="layout" svg:width="0.04cm" svg:height="0.039cm" svg:x="9.196cm" svg:y="1.697cm" svg:viewBox="0 0 41 40" svg:d="M41 20c0 3-1 7-3 10s-4 6-7 8-7 2-10 2c-4 0-8 0-11-2s-5-5-7-8-3-7-3-10c0-4 1-7 3-10s4-6 7-8 7-2 11-2c3 0 7 0 10 2s5 5 7 8 3 6 3 10z">
          <text:p/>
        </draw:path>
        <draw:path draw:style-name="gr30" draw:text-style-name="P12" draw:layer="layout" svg:width="0.04cm" svg:height="0.039cm" svg:x="10.596cm" svg:y="2.198cm" svg:viewBox="0 0 41 40" svg:d="M41 20c0 3-1 7-3 10s-3 5-7 7c-4 1-8 3-11 3-4 0-7-1-10-3s-5-4-7-7-3-7-3-10c0-4 1-7 3-10s4-6 7-8 7-2 10-2c4 0 7 0 11 2s5 5 7 8 3 6 3 10z">
          <text:p/>
        </draw:path>
        <draw:frame draw:style-name="gr34" draw:text-style-name="P15" draw:layer="layout" svg:width="0.819cm" svg:height="0.475cm" svg:x="9.509cm" svg:y="1.73cm">
          <draw:text-box>
            <text:p text:style-name="P14">PAS</text:p>
          </draw:text-box>
        </draw:frame>
        <draw:frame draw:style-name="gr19" draw:text-style-name="P2" draw:layer="layout" svg:width="1.253cm" svg:height="0.412cm" svg:x="13.753cm" svg:y="0.178cm">
          <draw:text-box>
            <text:p text:style-name="P1">Node D</text:p>
          </draw:text-box>
        </draw:frame>
        <draw:path draw:style-name="gr35" draw:text-style-name="P3" draw:layer="layout" svg:width="2.337cm" svg:height="3.262cm" svg:x="13.418cm" svg:y="0.648cm" svg:viewBox="0 0 2338 3263" svg:d="M231 3257c1870 0 1870 0 1870 0 121 0 231-105 231-231 0-2795 0-2795 0-2795 0-127-110-231-231-231-1870 0-1870 0-1870 0-127 0-231 104-231 231 0 2795 0 2795 0 2795 0 126 104 231 231 231zM115 231c0-61 50-116 116-116 1870 0 1870 0 1870 0 60 0 115 55 115 116 0 2795 0 2795 0 2795 0 66-55 115-115 115-1870 0-1870 0-1870 0-66 0-116-49-116-115zM0 0zM2338 3263z">
          <text:p/>
        </draw:path>
        <draw:path draw:style-name="gr35" draw:text-style-name="P3" draw:layer="layout" svg:width="0.364cm" svg:height="0.12cm" svg:x="15.026cm" svg:y="3.449cm" svg:viewBox="0 0 365 121" svg:d="M61 115c242 0 242 0 242 0 33 0 56-27 56-55 0-33-23-60-56-60-242 0-242 0-242 0-28 0-61 27-61 60 0 28 33 55 61 55zM0 0zM365 121z">
          <text:p/>
        </draw:path>
        <draw:path draw:style-name="gr35" draw:text-style-name="P3" draw:layer="layout" svg:width="0.364cm" svg:height="0.12cm" svg:x="14.563cm" svg:y="3.449cm" svg:viewBox="0 0 365 121" svg:d="M56 115c241 0 241 0 241 0 34 0 62-27 62-55 0-33-28-60-62-60-241 0-241 0-241 0-28 0-56 27-56 60 0 28 28 55 56 55zM0 0zM365 121z">
          <text:p/>
        </draw:path>
        <draw:path draw:style-name="gr35" draw:text-style-name="P3" draw:layer="layout" svg:width="0.364cm" svg:height="0.12cm" svg:x="14.076cm" svg:y="3.449cm" svg:viewBox="0 0 365 121" svg:d="M61 115c236 0 236 0 236 0 39 0 62-27 62-55 0-33-23-60-62-60-236 0-236 0-236 0-33 0-61 27-61 60 0 28 28 55 61 55zM0 0zM365 121z">
          <text:p/>
        </draw:path>
        <draw:path draw:style-name="gr36" draw:text-style-name="P4" draw:layer="layout" svg:width="1.258cm" svg:height="1.357cm" svg:x="13.957cm" svg:y="5.321cm" svg:viewBox="0 0 1259 1358" svg:d="M629 1355c351 0 627-116 627-270 0-32-18-64-43-99 25-28 43-62 43-95 0-37-18-69-43-99 25-33 43-65 43-99 0-35-18-70-43-98 25-32 43-64 43-101 0-32-18-67-43-97 25-30 43-67 43-100 0-66-53-127-142-172 23-9 46-20 61-26 15-11 23-26 18-43-13-31-89-56-137-52-17 2-53 15-65 21-16 9-41 22-66 35-91-19-192-30-296-30-354 0-629 116-629 267 0 33 15 70 42 100-27 30-42 65-42 97 0 37 15 69 42 101-27 28-42 63-42 98 0 34 15 66 42 99-27 30-42 62-42 99 0 33 15 67 42 95-27 35-42 67-42 99 0 154 275 270 629 270zM629 75c78 0 154 7 230 19-81 39-169 87-233 126-88 0-156 34-156 77 0 41 68 76 159 76 88 0 154-35 154-76 0-13-2-19-7-28 83-34 192-80 280-118 91 38 144 90 144 146 0 121-263 221-571 221-313 0-574-100-574-221 0-120 261-222 574-222zM728 297c0 9-36 31-99 31-3 0-5 0-5 0 13-5 25-9 33-11 5 0 30-11 68-26 3 2 3 4 3 6zM548 313c0 0 3 2 5 2-18-7-28-13-28-18 0-4 10-13 23-17-7 15-5 26 0 33zM80 429c107 80 311 136 549 136s440-56 546-136c18 22 25 43 25 65 0 121-263 222-571 222-313 0-574-101-574-222 0-22 10-43 25-65zM80 626c107 84 311 136 549 136s440-52 546-136c18 21 25 43 25 67 0 118-263 222-571 222-313 0-574-104-574-222 0-24 10-44 25-67zM80 826c107 80 311 134 549 134s440-54 546-136c18 24 25 43 25 67 0 119-263 220-571 220-313 0-574-101-574-220 0-24 10-43 25-65zM80 1023c107 80 311 136 549 136s440-56 546-136c18 21 25 43 25 62 0 124-263 223-571 223-313 0-574-99-574-223 0-19 10-41 25-62zM0 0zM1259 1358z">
          <text:p/>
        </draw:path>
        <draw:line draw:style-name="gr5" draw:text-style-name="P5" draw:layer="layout" svg:x1="14.586cm" svg:y1="3.997cm" svg:x2="14.588cm" svg:y2="5.062cm">
          <text:p/>
        </draw:line>
        <draw:polygon draw:style-name="gr6" draw:text-style-name="P6" draw:layer="layout" svg:width="0.209cm" svg:height="0.209cm" svg:x="14.483cm" svg:y="5.047cm" svg:viewBox="0 0 210 210" draw:points="105,210 0,0 210,0">
          <text:p/>
        </draw:polygon>
        <draw:frame draw:style-name="gr22" draw:text-style-name="P2" draw:layer="layout" svg:width="1.904cm" svg:height="0.412cm" svg:x="15.396cm" svg:y="5.477cm">
          <draw:text-box>
            <text:p text:style-name="P1">SAP (HA1) </text:p>
          </draw:text-box>
        </draw:frame>
        <draw:frame draw:style-name="gr37" draw:text-style-name="P2" draw:layer="layout" svg:width="2.919cm" svg:height="0.412cm" svg:x="15.396cm" svg:y="5.854cm">
          <draw:text-box>
            <text:p text:style-name="P1">ASE companion </text:p>
          </draw:text-box>
        </draw:frame>
        <draw:frame draw:style-name="gr38" draw:text-style-name="P2" draw:layer="layout" svg:width="0.739cm" svg:height="0.412cm" svg:x="15.396cm" svg:y="6.231cm">
          <draw:text-box>
            <text:p text:style-name="P1">AAS</text:p>
          </draw:text-box>
        </draw:frame>
        <draw:path draw:style-name="gr28" draw:text-style-name="P12" draw:layer="layout" svg:width="1.4cm" svg:height="0.5cm" svg:x="13.887cm" svg:y="1.718cm" svg:viewBox="0 0 1401 501" svg:d="M83 0c-42 0-83 41-83 83v334c0 42 41 84 83 84h1234c41 0 83-42 83-84v-334c0-42-42-83-83-83zM0 0zM1401 501z">
          <text:p/>
        </draw:path>
        <draw:path draw:style-name="gr29" draw:text-style-name="P13" draw:layer="layout" svg:width="1.399cm" svg:height="0.5cm" svg:x="13.887cm" svg:y="1.718cm" svg:viewBox="0 0 1400 501" svg:d="M83 0c-42 0-83 41-83 83v334c0 42 41 84 83 84h1234c41 0 83-42 83-84v-334c0-42-42-83-83-83z">
          <text:p/>
        </draw:path>
        <draw:path draw:style-name="gr30" draw:text-style-name="P12" draw:layer="layout" svg:width="0.039cm" svg:height="0.039cm" svg:x="13.867cm" svg:y="1.698cm" svg:viewBox="0 0 40 40" svg:d="M40 20c0 3 0 7-2 10s-5 6-8 8-7 2-10 2c-4 0-7 0-10-2s-5-5-7-8-3-7-3-10c0-4 1-7 3-10 1-3 4-6 7-8s7-2 10-2c4 0 7 0 10 2s6 5 8 8 2 6 2 10z">
          <text:p/>
        </draw:path>
        <draw:path draw:style-name="gr30" draw:text-style-name="P12" draw:layer="layout" svg:width="0.039cm" svg:height="0.039cm" svg:x="15.268cm" svg:y="2.199cm" svg:viewBox="0 0 40 40" svg:d="M40 20c0 3 0 7-2 10s-5 5-8 7-6 3-10 3-7-1-10-3-6-4-8-7-2-7-2-10c0-4 1-7 2-10 2-3 5-6 8-8s6-2 10-2 7 0 10 2 6 5 8 8c1 3 2 6 2 10z">
          <text:p/>
        </draw:path>
        <draw:frame draw:style-name="gr39" draw:text-style-name="P15" draw:layer="layout" svg:width="0.853cm" svg:height="0.475cm" svg:x="14.162cm" svg:y="1.731cm">
          <draw:text-box>
            <text:p text:style-name="P14">AAS</text:p>
          </draw:text-box>
        </draw:frame>
        <draw:path draw:style-name="gr30" draw:text-style-name="P12" draw:layer="layout" svg:width="1.4cm" svg:height="0.5cm" svg:x="13.9cm" svg:y="2.717cm" svg:viewBox="0 0 1401 501" svg:d="M83 0c-42 0-83 41-83 83v334c0 42 41 84 83 84h1234c41 0 83-42 83-84v-334c0-42-42-83-83-83zM0 0zM1401 501z">
          <text:p/>
        </draw:path>
        <draw:path draw:style-name="gr29" draw:text-style-name="P13" draw:layer="layout" svg:width="1.399cm" svg:height="0.5cm" svg:x="13.9cm" svg:y="2.717cm" svg:viewBox="0 0 1400 501" svg:d="M83 0c-42 0-83 41-83 83v334c0 42 41 84 83 84h1234c41 0 83-42 83-84v-334c0-42-42-83-83-83z">
          <text:p/>
        </draw:path>
        <draw:path draw:style-name="gr30" draw:text-style-name="P12" draw:layer="layout" svg:width="0.039cm" svg:height="0.04cm" svg:x="13.88cm" svg:y="2.696cm" svg:viewBox="0 0 40 41" svg:d="M40 21c0 3 0 7-2 10s-5 5-8 7-7 3-10 3c-4 0-7-1-10-3s-5-4-7-7-3-7-3-10c0-4 1-7 3-10 1-4 4-6 7-8s7-3 10-3c4 0 7 1 10 3s6 4 8 8c2 3 2 6 2 10z">
          <text:p/>
        </draw:path>
        <draw:path draw:style-name="gr30" draw:text-style-name="P12" draw:layer="layout" svg:width="0.039cm" svg:height="0.04cm" svg:x="15.281cm" svg:y="3.197cm" svg:viewBox="0 0 40 41" svg:d="M40 21c0 3 0 7-2 10s-5 5-8 7-6 3-10 3-7-1-10-3-6-4-8-7-2-7-2-10c0-4 1-7 2-11 2-3 5-5 8-7s6-3 10-3 7 1 10 3 6 4 8 7c1 4 2 7 2 11z">
          <text:p/>
        </draw:path>
        <draw:frame draw:style-name="gr33" draw:text-style-name="P15" draw:layer="layout" svg:width="1.172cm" svg:height="0.475cm" svg:x="14.011cm" svg:y="2.73cm">
          <draw:text-box>
            <text:p text:style-name="P14">ASE</text:p>
          </draw:text-box>
        </draw:frame>
        <draw:line draw:style-name="gr13" draw:text-style-name="P5" draw:layer="layout" svg:x1="11.284cm" svg:y1="3.59cm" svg:x2="12.743cm" svg:y2="3.592cm">
          <text:p/>
        </draw:line>
        <draw:polygon draw:style-name="gr14" draw:text-style-name="P10" draw:layer="layout" svg:width="0.449cm" svg:height="0.449cm" svg:x="12.713cm" svg:y="3.367cm" svg:viewBox="0 0 450 450" draw:points="450,225 0,450 0,0">
          <text:p/>
        </draw:polygon>
        <draw:frame draw:style-name="gr40" draw:text-style-name="P2" draw:layer="layout" svg:width="1.273cm" svg:height="0.412cm" svg:x="11.514cm" svg:y="3.681cm">
          <draw:text-box>
            <text:p text:style-name="P1">system </text:p>
          </draw:text-box>
        </draw:frame>
        <draw:frame draw:style-name="gr8" draw:text-style-name="P2" draw:layer="layout" svg:width="1.685cm" svg:height="0.412cm" svg:x="11.264cm" svg:y="4.058cm">
          <draw:text-box>
            <text:p text:style-name="P1">replication</text:p>
          </draw:text-box>
        </draw:frame>
        <draw:polygon draw:style-name="gr41" draw:text-style-name="P3" draw:layer="layout" svg:width="0.838cm" svg:height="0.838cm" svg:x="4.542cm" svg:y="1.55cm" svg:viewBox="0 0 839 839" draw:points="1,420 1,420 1,399 3,378 6,357 9,336 14,315 20,295 27,274 35,255 43,235 53,217 64,198 76,180 88,163 102,147 116,131 131,116 147,102 163,88 180,76 198,64 216,53 235,43 254,34 274,26 294,20 315,14 335,9 356,5 378,2 399,1 420,0 420,0 442,1 464,2 485,5 507,9 528,14 549,20 570,28 590,36 610,46 629,56 648,68 666,80 683,93 700,108 716,123 731,139 745,155 759,173 771,191 783,209 793,229 802,249 811,269 818,289 825,310 830,332 834,353 837,375 838,397 839,419 839,419 838,441 837,463 834,485 830,506 825,528 819,549 811,569 803,590 793,609 783,629 771,647 759,666 746,683 731,700 716,716 700,731 684,745 666,758 648,771 630,782 610,793 590,802 570,811 550,818 529,824 507,830 486,834 464,837 442,838 420,839 420,839 398,838 376,837 354,834 333,830 311,825 290,819 270,811 249,803 230,793 210,783 192,771 173,759 156,746 139,731 123,716 108,700 94,684 81,666 68,648 57,630 46,610 37,590 28,570 21,550 15,529 9,507 5,486 2,464 1,442 0,420">
          <text:p/>
        </draw:polygon>
        <draw:frame draw:style-name="gr27" draw:text-style-name="P9" draw:layer="layout" svg:width="0.368cm" svg:height="0.276cm" svg:x="4.779cm" svg:y="1.992cm">
          <draw:text-box>
            <text:p text:style-name="P8">fm</text:p>
          </draw:text-box>
        </draw:frame>
        <draw:frame draw:style-name="gr11" draw:text-style-name="P9" draw:layer="layout" svg:width="0.463cm" svg:height="0.276cm" svg:x="4.765cm" svg:y="1.696cm">
          <draw:text-box>
            <text:p text:style-name="P8">VIP </text:p>
          </draw:text-box>
        </draw:frame>
        <draw:path draw:style-name="gr42" draw:text-style-name="P12" draw:layer="layout" svg:width="1.399cm" svg:height="0.5cm" svg:x="5.415cm" svg:y="1.715cm" svg:viewBox="0 0 1400 501" svg:d="M83 0c-42 0-83 41-83 83v334c0 42 41 84 83 84h1234c41 0 83-42 83-84v-334c0-42-42-83-83-83z">
          <text:p/>
        </draw:path>
        <draw:frame draw:style-name="gr32" draw:text-style-name="P15" draw:layer="layout" svg:width="0.867cm" svg:height="0.475cm" svg:x="5.679cm" svg:y="1.729cm">
          <draw:text-box>
            <text:p text:style-name="P14">FM</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5cm" fo:margin-bottom="0.55cm" fo:margin-left="0.55cm" fo:margin-right="0.55cm" fo:page-width="19.026cm" fo:page-height="8.02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dc:date>2020-04-29T13:54:41.724347799</dc:date>
    <meta:editing-duration>PT7M26S</meta:editing-duration>
    <meta:editing-cycles>1</meta:editing-cycles>
    <meta:document-statistic meta:object-count="97"/>
    <meta:generator>LibreOffice/6.4.2.2$Linux_X86_64 LibreOffice_project/40$Build-2</meta:generator>
  </office:meta>
</office:document-meta>
</file>